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28e444" officeooo:paragraph-rsid="0028e444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e444" officeooo:paragraph-rsid="0028e444" style:font-size-asian="12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2426df" officeooo:paragraph-rsid="002426df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28e444" officeooo:paragraph-rsid="0028e444" style:font-weight-asian="normal" style:font-name-complex="Arial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288b1" officeooo:paragraph-rsid="001288b1" style:font-size-asian="10pt" style:font-weight-asian="bold" style:font-name-complex="Arial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288b1" officeooo:paragraph-rsid="001288b1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ae146" officeooo:paragraph-rsid="001ae146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29e0" officeooo:paragraph-rsid="001d29e0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e444" officeooo:paragraph-rsid="0028e444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95c7d" officeooo:paragraph-rsid="00295c7d" style:font-weight-asian="normal" style:font-name-complex="Arial" style:font-weight-complex="normal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8e4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Asistir a cit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2">39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3">Personal administrativo (I), <text:span text:style-name="T3">Pacien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4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15"/>
          </table:table-cell>
          <table:covered-table-cell/>
          <table:table-cell table:style-name="Tabla1.D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9">La sala debe estar libre antes de llamar al siguiente pac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3">Andrés Arco Lóp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Propósito</text:p>
          </table:table-cell>
        </table:table-row>
        <table:table-row table:style-name="Tabla2.1">
          <table:table-cell table:style-name="Tabla2.A2" office:value-type="string">
            <text:p text:style-name="P11">Indica a un determinado paciente que debe asistir a su cita.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Resumen</text:p>
          </table:table-cell>
        </table:table-row>
        <table:table-row table:style-name="Tabla3.1">
          <table:table-cell table:style-name="Tabla3.A2" office:value-type="string">
            <text:p text:style-name="P11">El sistema muestra en pantalla el nombre del paciente, la sala a la que tiene que ir y la hora estimada en la cuál tendrá lugar su cita.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1</text:p>
          </table:table-cell>
          <table:table-cell table:style-name="Tabla4.B2" office:value-type="string">
            <text:p text:style-name="P24">Personal <text:span text:style-name="T2">administrativo: indica al sistema que puede mostrar en pantalla al siguiente paciente ya que la sala está vacía. </text:span></text:p>
          </table:table-cell>
          <table:table-cell table:style-name="Tabla4.C2" office:value-type="string">
            <text:p text:style-name="P27"/>
          </table:table-cell>
          <table:table-cell table:style-name="Tabla4.D2" office:value-type="string">
            <text:p text:style-name="P28"/>
          </table:table-cell>
        </table:table-row>
        <table:table-row table:style-name="Tabla4.1">
          <table:table-cell table:style-name="Tabla4.A3" office:value-type="string">
            <text:p text:style-name="P21"/>
          </table:table-cell>
          <table:table-cell table:style-name="Tabla4.B3" office:value-type="string">
            <text:p text:style-name="P25"/>
          </table:table-cell>
          <table:table-cell table:style-name="Tabla4.C3" office:value-type="string">
            <text:p text:style-name="P23">2</text:p>
          </table:table-cell>
          <table:table-cell table:style-name="Tabla4.D3" office:value-type="string">
            <text:p text:style-name="P24">El sistema comprueba <text:span text:style-name="T3">muestra por pantalla toda la información de las citas de los pacientes.</text:span></text:p>
          </table:table-cell>
        </table:table-row>
        <table:table-row table:style-name="Tabla4.1">
          <table:table-cell table:style-name="Tabla4.A4" office:value-type="string">
            <text:p text:style-name="P22"/>
          </table:table-cell>
          <table:table-cell table:style-name="Tabla4.B4" office:value-type="string">
            <text:p text:style-name="P26"/>
          </table:table-cell>
          <table:table-cell table:style-name="Tabla4.C4" office:value-type="string">
            <text:p text:style-name="P22">3</text:p>
          </table:table-cell>
          <table:table-cell table:style-name="Tabla4.D4" office:value-type="string">
            <text:p text:style-name="P30">Seguirá mostrando las citas hasta que se acabe el horario de consultas o hasta que no haya pacientes.</text:p>
          </table:table-cell>
        </table:table-row>
        <table:table-row table:style-name="Tabla4.1">
          <table:table-cell table:style-name="Tabla4.A5" office:value-type="string">
            <text:p text:style-name="P23">4</text:p>
          </table:table-cell>
          <table:table-cell table:style-name="Tabla4.B5" office:value-type="string">
            <text:p text:style-name="P30">Personal administrativo: al acabar el horario de consultas cierra el sistema.</text:p>
          </table:table-cell>
          <table:table-cell table:style-name="Tabla4.C5" office:value-type="string">
            <text:p text:style-name="P23"/>
          </table:table-cell>
          <table:table-cell table:style-name="Tabla4.D5" office:value-type="string">
            <text:p text:style-name="P29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2"/>
          </table:table-cell>
          <table:table-cell table:style-name="Tabla5.B2" office:value-type="string">
            <text:p text:style-name="P7"><text:s/></text:p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<text:span text:style-name="T3">200</text:span> veces a<text:span text:style-name="T3">l día</text:span>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1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8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1">Alt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6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1">Alta</text:p>
          </table:table-cell>
        </table:table-row>
      </table:table>
      <text:p text:style-name="P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>Comentarios</text:p>
          </table:table-cell>
        </table:table-row>
        <table:table-row table:style-name="Tabla7.2">
          <table:table-cell table:style-name="Tabla7.A2" office:value-type="string">
            <text:p text:style-name="P10"/>
          </table:table-cell>
        </table:table-row>
      </table:table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8T12:59:56.080218209</dc:date>
    <meta:editing-cycles>20</meta:editing-cycles>
    <meta:editing-duration>PT1H17M25S</meta:editing-duration>
    <meta:generator>LibreOffice/5.1.6.2$Linux_X86_64 LibreOffice_project/10m0$Build-2</meta:generator>
    <meta:document-statistic meta:table-count="7" meta:image-count="0" meta:object-count="0" meta:page-count="1" meta:paragraph-count="46" meta:word-count="169" meta:character-count="1010" meta:non-whitespace-character-count="884"/>
  </office:meta>
</office:document-meta>
</file>